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style style:name="P1" style:family="paragraph">
      <style:paragraph-properties fo:margin="1in"/>
    </style:style>
    <style:style style:name="P2" style:family="paragraph">
      <style:paragraph-properties fo:margin="0.5in"/>
    </style:style>
    <style:style style:name="P3" style:family="paragraph">
      <style:paragraph-properties fo:margin="0.1in"/>
    </style:style>
  </office:automatic-styles>
  <office:body>
    <office:text>
      <text:p text:style-name="P1">
  This is an example of paragraph with margin (top, bottom, left and right margins for paragraphs simultaneously) of 1 inch.
  This is an example of paragraph with margin (top, bottom, left and right margins for paragraphs simultaneously) of 1 inch.
   </text:p>
      <text:p/>
      <text:p text:style-name="P2">
  This is an example of paragraph with margin (top, bottom, left and right margins for paragraphs simultaneously) of 0.5 inch.
  This is an example of paragraph with margin (top, bottom, left and right margins for paragraphs simultaneously) of 0.5 inch.
   </text:p>
      <text:p/>
      <text:p text:style-name="P3">
    This is an example of paragraph with margin (top, bottom, left and right margins for paragraphs simultaneously) of 0.1 inch.
    This is an example of paragraph with margin (top, bottom, left and right margins for paragraphs simultaneously) of 0.1 inc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page-layout style:name="PageLayout-1">
      <style:page-layout-properties fo:page-width="8.26in" fo:page-height="11.69in" fo:margin-top="1.0in" fo:margin-bottom="1.0in" fo:margin-left="1.0in" fo:margin-right="1.0in" style:print-orientation="portrait"/>
    </style:page-layout>
  </office:automatic-styles>
  <office:master-styles>
    <style:master-page style:name="Standard" style:page-layout-name="PageLayout-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User-Agent: Manual/1.0
        </meta:generator>
    <dc:title>Meta Test Document</dc:title>
    <dc:description>Copyright (C) 2006 Intel Corporation.</dc:description>
    <dc:subject>Subject of the document</dc:subject>
    <dc:creator>Yi Luo</dc:creator>
    <dc:date>2006-03-01T11:34:56</dc:date>
    <meta:initial-creator>Majid Khan</meta:initial-creator>
    <meta:creation-date>2005-12-19T12:50:56</meta:creation-date>
    <meta:printed-by>Yi Luo</meta:printed-by>
    <meta:print-date>2006-03-01T11:34:56</meta:print-date>
    <meta:editing-duration>PT0H10M10S</meta:editing-duration>
    <meta:keyword>First keyword</meta:keyword>
    <meta:keyword>Second keyword</meta:keyword>
    <meta:keyword>Third keyword</meta:keyword>
    <dc:language>en-US</dc:language>
    <meta:editing-cycles>1</meta:editing-cycles>
    <meta:editing-duration>PT19S</meta:editing-duration>
    <meta:document-statistic meta:table-count="0" meta:image-count="0" meta:object-count="0" meta:page-count="1" meta:paragraph-count="1" meta:word-count="12" meta:character-count="69"/>
  </office:meta>
</office:document-meta>
</file>